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IdentityConstraintImpl.getN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ge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IdentityConstraintImpl.setNam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IdentityConstraintImpl.setFields( String [ ] fiel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IdentityConstraintImpl.buildPath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IdentityConstraintImpl.setConstraintCategory(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IdentityConstraintImpl.getUs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IdentityConstraintImpl.setParseContext( XmlObject o , String targetNamespace , boolean chamele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IdentityConstraintImpl.getFieldPath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maIdentityConstraintImpl.getTar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setUserData(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IdentityConstraintImpl.getConstrain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get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IdentityConstraintImpl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get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getTyp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setReferencedKey( SchemaIdentityConstraint . Ref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IdentityConstraintImpl.setAnnotation( SchemaAnnotation a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se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IdentityConstraintImpl.isResolv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setSelector( String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IdentityConstraintImpl.getChameleonNam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getPars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getReferenced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setNSMap( Map n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getSelector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maIdentityConstraintImpl.SchemaIdentityConstraintImpl( SchemaContaine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ge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IdentityConstraintImpl.getComponen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